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OINTS" style:family="table">
      <style:table-properties style:width="17cm" table:align="margins"/>
    </style:style>
    <style:style style:name="POINTS.A" style:family="table-column">
      <style:table-column-properties style:column-width="2.125cm" style:rel-column-width="8191*"/>
    </style:style>
    <style:style style:name="POINTS.A1" style:family="table-cell">
      <style:table-cell-properties fo:padding="0.097cm" fo:border-left="0.05pt solid #000000" fo:border-right="none" fo:border-top="0.05pt solid #000000" fo:border-bottom="0.05pt solid #000000"/>
    </style:style>
    <style:style style:name="POINTS.H1" style:family="table-cell">
      <style:table-cell-properties fo:padding="0.097cm" fo:border="0.05pt solid #000000"/>
    </style:style>
    <style:style style:name="POINTS.A2" style:family="table-cell">
      <style:table-cell-properties fo:padding="0.097cm" fo:border-left="0.05pt solid #000000" fo:border-right="none" fo:border-top="none" fo:border-bottom="0.05pt solid #000000"/>
    </style:style>
    <style:style style:name="POINTS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a de Ponto</text:p>
      <text:p text:style-name="P2">Colaborador: [EMPLOYEE_NAME]</text:p>
      <text:p text:style-name="P2">Departamento: [DEPARTAMENT_NAME]</text:p>
      <text:p text:style-name="P2">Cargo: [ROLE_NAME]</text:p>
      <text:p text:style-name="P2"/>
      <table:table table:name="POINTS" table:style-name="POINTS">
        <table:table-column table:style-name="POINTS.A" table:number-columns-repeated="8"/>
        <table:table-header-rows>
          <table:table-row>
            <table:table-cell table:style-name="POINTS.A1" office:value-type="string">
              <text:p text:style-name="Table_20_Heading">Data</text:p>
            </table:table-cell>
            <table:table-cell table:style-name="POINTS.A1" office:value-type="string">
              <text:p text:style-name="Table_20_Heading">Entrada</text:p>
            </table:table-cell>
            <table:table-cell table:style-name="POINTS.A1" office:value-type="string">
              <text:p text:style-name="Table_20_Heading">Saída</text:p>
            </table:table-cell>
            <table:table-cell table:style-name="POINTS.A1" office:value-type="string">
              <text:p text:style-name="Table_20_Heading">Entrada</text:p>
            </table:table-cell>
            <table:table-cell table:style-name="POINTS.A1" office:value-type="string">
              <text:p text:style-name="Table_20_Heading">Saída</text:p>
            </table:table-cell>
            <table:table-cell table:style-name="POINTS.A1" office:value-type="string">
              <text:p text:style-name="Table_20_Heading">Entrada</text:p>
            </table:table-cell>
            <table:table-cell table:style-name="POINTS.A1" office:value-type="string">
              <text:p text:style-name="Table_20_Heading">Saída</text:p>
            </table:table-cell>
            <table:table-cell table:style-name="POINTS.H1" office:value-type="string">
              <text:p text:style-name="Table_20_Heading">Obs</text:p>
            </table:table-cell>
          </table:table-row>
        </table:table-header-rows>
        <table:table-row>
          <table:table-cell table:style-name="POINTS.A2" office:value-type="string">
            <text:p text:style-name="P3">[DATE_TIME]</text:p>
          </table:table-cell>
          <table:table-cell table:style-name="POINTS.A2" office:value-type="string">
            <text:p text:style-name="P3">[E1]</text:p>
          </table:table-cell>
          <table:table-cell table:style-name="POINTS.A2" office:value-type="string">
            <text:p text:style-name="P3">[S2]</text:p>
          </table:table-cell>
          <table:table-cell table:style-name="POINTS.A2" office:value-type="string">
            <text:p text:style-name="P3">[E3]</text:p>
          </table:table-cell>
          <table:table-cell table:style-name="POINTS.A2" office:value-type="string">
            <text:p text:style-name="P3">[S4]</text:p>
          </table:table-cell>
          <table:table-cell table:style-name="POINTS.A2" office:value-type="string">
            <text:p text:style-name="P3">[E5]</text:p>
          </table:table-cell>
          <table:table-cell table:style-name="POINTS.A2" office:value-type="string">
            <text:p text:style-name="P3">[S6]</text:p>
          </table:table-cell>
          <table:table-cell table:style-name="POINTS.H2" office:value-type="string">
            <text:p text:style-name="P3">[OBS]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9T15:19:26</meta:creation-date>
    <dc:date>2012-06-29T15:38:50</dc:date>
    <meta:editing-duration>PT17M57S</meta:editing-duration>
    <meta:editing-cycles>3</meta:editing-cycles>
    <meta:generator>LibreOffice/3.5$Linux_x86 LibreOffice_project/350m1$Build-2</meta:generator>
    <meta:document-statistic meta:table-count="1" meta:image-count="0" meta:object-count="0" meta:page-count="1" meta:paragraph-count="20" meta:word-count="25" meta:character-count="175" meta:non-whitespace-character-count="170"/>
  </office:meta>
</office:document-meta>
</file>